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c27aa" officeooo:paragraph-rsid="000c27aa" style:font-weight-asian="bold" style:font-weight-complex="bold"/>
    </style:style>
    <style:style style:name="P3" style:family="paragraph" style:parent-style-name="Standard">
      <style:text-properties fo:font-weight="bold" officeooo:rsid="0016d34f" officeooo:paragraph-rsid="0016d34f" style:font-weight-asian="bold" style:font-weight-complex="bold"/>
    </style:style>
    <style:style style:name="P4" style:family="paragraph" style:parent-style-name="Standard">
      <style:text-properties officeooo:paragraph-rsid="00085aaf"/>
    </style:style>
    <style:style style:name="P5" style:family="paragraph" style:parent-style-name="Standard">
      <style:text-properties fo:font-style="italic" officeooo:paragraph-rsid="0008ad76" style:font-style-asian="italic" style:font-style-complex="italic"/>
    </style:style>
    <style:style style:name="P6" style:family="paragraph" style:parent-style-name="Standard">
      <style:text-properties officeooo:paragraph-rsid="000c27aa"/>
    </style:style>
    <style:style style:name="P7" style:family="paragraph" style:parent-style-name="Standard">
      <style:text-properties officeooo:paragraph-rsid="000da42c"/>
    </style:style>
    <style:style style:name="P8" style:family="paragraph" style:parent-style-name="Standard">
      <style:text-properties fo:color="#c9211e" loext:opacity="100%" officeooo:rsid="001a09b6" officeooo:paragraph-rsid="001a09b6"/>
    </style:style>
    <style:style style:name="P9" style:family="paragraph" style:parent-style-name="Standard">
      <style:text-properties officeooo:rsid="000da42c" officeooo:paragraph-rsid="000da42c"/>
    </style:style>
    <style:style style:name="P10" style:family="paragraph" style:parent-style-name="Standard" style:list-style-name="L1">
      <style:text-properties officeooo:rsid="000da42c" officeooo:paragraph-rsid="000da42c"/>
    </style:style>
    <style:style style:name="P11" style:family="paragraph" style:parent-style-name="Standard" style:list-style-name="L2">
      <style:text-properties officeooo:rsid="000e6add" officeooo:paragraph-rsid="000e94d5"/>
    </style:style>
    <style:style style:name="P12" style:family="paragraph" style:parent-style-name="Standard" style:list-style-name="L2">
      <style:text-properties officeooo:rsid="000e6add" officeooo:paragraph-rsid="001b243c"/>
    </style:style>
    <style:style style:name="P13" style:family="paragraph" style:parent-style-name="Standard" style:list-style-name="L2">
      <style:text-properties officeooo:paragraph-rsid="000e6add"/>
    </style:style>
    <style:style style:name="P14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5" style:family="paragraph" style:parent-style-name="Standard">
      <style:text-properties fo:font-weight="normal" officeooo:rsid="00185f25" officeooo:paragraph-rsid="00185f25" style:font-weight-asian="normal" style:font-weight-complex="normal"/>
    </style:style>
    <style:style style:name="P16" style:family="paragraph" style:parent-style-name="Standard" style:list-style-name="L1">
      <style:text-properties officeooo:rsid="001a09b6" officeooo:paragraph-rsid="001a09b6"/>
    </style:style>
    <style:style style:name="P17" style:family="paragraph" style:parent-style-name="Standard">
      <style:text-properties officeooo:rsid="001b243c" officeooo:paragraph-rsid="001b243c"/>
    </style:style>
    <style:style style:name="T1" style:family="text">
      <style:text-properties officeooo:rsid="000c27a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e94d5" style:font-weight-asian="normal" style:font-weight-complex="normal"/>
    </style:style>
    <style:style style:name="T4" style:family="text">
      <style:text-properties fo:font-weight="normal" officeooo:rsid="00185f25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da42c" style:font-weight-asian="bold" style:font-weight-complex="bold"/>
    </style:style>
    <style:style style:name="T7" style:family="text">
      <style:text-properties officeooo:rsid="000da42c"/>
    </style:style>
    <style:style style:name="T8" style:family="text">
      <style:text-properties officeooo:rsid="000e6add"/>
    </style:style>
    <style:style style:name="T9" style:family="text">
      <style:text-properties officeooo:rsid="000e94d5"/>
    </style:style>
    <style:style style:name="T10" style:family="text">
      <style:text-properties officeooo:rsid="001086a6"/>
    </style:style>
    <style:style style:name="T11" style:family="text">
      <style:text-properties officeooo:rsid="00131940"/>
    </style:style>
    <style:style style:name="T12" style:family="text">
      <style:text-properties officeooo:rsid="00163b54"/>
    </style:style>
    <style:style style:name="T13" style:family="text">
      <style:text-properties officeooo:rsid="0017f476"/>
    </style:style>
    <style:style style:name="T14" style:family="text">
      <style:text-properties officeooo:rsid="00185f25"/>
    </style:style>
    <style:style style:name="T15" style:family="text">
      <style:text-properties officeooo:rsid="001a09b6"/>
    </style:style>
    <style:style style:name="T16" style:family="text">
      <style:text-properties officeooo:rsid="001b243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4">Long</text:span>-term memory <text:span text:style-name="T1">test </text:span>for numeric figures</text:p>
      <text:p text:style-name="P1"/>
      <text:p text:style-name="P3">INSTRUCTIONS:</text:p>
      <text:p text:style-name="P3"/>
      <text:p text:style-name="P15">Put the 3 letter ‘word’ that is associated with the 18 numbers that you memorised to your long-term memory.</text:p>
      <text:p text:style-name="P15"/>
      <text:p text:style-name="P15">Press ‘<text:span text:style-name="T5">Submit’</text:span> button.</text:p>
      <text:p text:style-name="P3"/>
      <text:p text:style-name="P2"><text:span text:style-name="T2">Press</text:span> ‘G<text:span text:style-name="T10">O!</text:span>’ <text:span text:style-name="T4">button</text:span><text:span text:style-name="T2">.</text:span></text:p>
      <text:p text:style-name="P1"/>
      <text:p text:style-name="P6"><text:span text:style-name="T1">T</text:span>he word “<text:span text:style-name="T5">Start</text:span>” <text:span text:style-name="T1">i</text:span>s shown on the screen for <text:span text:style-name="T13">2</text:span> s.</text:p>
      <text:p text:style-name="P6"/>
      <text:p text:style-name="P6"><text:span text:style-name="T15">13</text:span> <text:span text:style-name="T15">double</text:span><text:span text:style-name="T1"> </text:span>digit <text:span text:style-name="T15">numbers </text:span><text:span text:style-name="T1">are</text:span> shown, <text:span text:style-name="T1">one at a time,</text:span> at the cent<text:span text:style-name="T1">re</text:span> of the screen, at the speed of <text:span text:style-name="T15">2</text:span> s per <text:span text:style-name="T15">number</text:span><text:span text:style-name="T1">.</text:span> </text:p>
      <text:p text:style-name="P4"/>
      <text:p text:style-name="P8">If you see a number that was on the original list of 18 press the <text:span text:style-name="T5">‘Yes’</text:span> button.</text:p>
      <text:p text:style-name="P4"/>
      <text:p text:style-name="P7"><text:span text:style-name="T7">The answer is then displayed </text:span><text:span text:style-name="T15">showing</text:span><text:span text:style-name="T7">:</text:span></text:p>
      <text:p text:style-name="P9"/>
      <text:list xml:id="list2097654496" text:style-name="L1">
        <text:list-item>
          <text:p text:style-name="P16">correct: how many numbers you correctly spotted</text:p>
        </text:list-item>
        <text:list-item>
          <text:p text:style-name="P16">wrong: how many numbers you incorrectly thought had been in the original list</text:p>
        </text:list-item>
      </text:list>
      <text:p text:style-name="P9"/>
      <text:p text:style-name="P17">coding:</text:p>
      <text:p text:style-name="P17"/>
      <text:list xml:id="list1964872205" text:style-name="L2">
        <text:list-item>
          <text:list>
            <text:list-item>
              <text:p text:style-name="P12">0=no repeat – <text:span text:style-name="T16">number not in the 18</text:span></text:p>
            </text:list-item>
            <text:list-item>
              <text:p text:style-name="P12">1=repeat missed – <text:span text:style-name="T16">number in the 18 missed</text:span></text:p>
            </text:list-item>
            <text:list-item>
              <text:p text:style-name="P12">2=repeat found – <text:span text:style-name="T16">number in the 18 found</text:span></text:p>
            </text:list-item>
            <text:list-item>
              <text:p text:style-name="P12">3=false positive – <text:span text:style-name="T16">number not in the 18 incorrectly identified</text:span></text:p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afd095" style:writing-mode="lr-tb" draw:fill="solid" draw:fill-color="#afd09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afd095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19:05:49.328906029</meta:creation-date>
    <dc:date>2023-09-02T00:32:42.551764673</dc:date>
    <meta:editing-duration>P1DT18H53M3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147" meta:character-count="790" meta:non-whitespace-character-count="660"/>
  </office:meta>
</office:document-meta>
</file>